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VILUPPO DELLA GUERRA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Ingresso in Guerra dell'Italia (pg. 84): </text:span>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4">Per questo motivo l'Italia non entrò subito in Guerra.</text:p>
      <text:p text:style-name="P4">L'talia si divideva tra <text:span text:style-name="T1">interventisti </text:span>e <text:span text:style-name="T1">neutralisti. </text:span></text:p>
      <text:p text:style-name="P4">I neutralisti erano formati soprattutto da i socialisti minimalisti, i liberali guidati da Giolitti, la chiesa (Poiché l'austria-ungheria era un paese cattolico) e da una buona parte del Parlamento.</text:p>
      <text:p text:style-name="P4">Gli <text:span text:style-name="T1">interventisti</text:span> erano in minoranza, ma riuscirono a fomentare le piazze e diedeero vita a episodi come le "radiose giornate".</text:p>
      <text:p text:style-name="P4"/>
      <text:p text:style-name="P4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2">Questa trattativa rimase segreta al publico e anche alla maggior parte dei politici.</text:p>
      <text:p text:style-name="P4"/>
      <text:p text:style-name="P4">Alla fine<text:span text:style-name="T1"> l'Italia decise di entrare in guerra a fianco dell'Intesa perchè:</text:span></text:p>
      <text:p text:style-name="P4"><text:span text:style-name="T1"/></text:p>
      <text:p text:style-name="Standard"><text:span text:style-name="T6">-Nel 1914 non c'era più motivo di contrasto con la Francia.</text:span></text:p>
      <text:p text:style-name="Standard"><text:span text:style-name="T6">- L'accordo del Patto di Londra prevedeva che dopo la vittoria l'Italia avrebbe guadagnato</text:span><text:span text:style-name="T4"> le due regioni del Trento e del Trieste, l'Alto Adige, l'Istria, la Dalmazia e una parte delle regioni tedesche in Africa.</text:span></text:p>
      <text:p text:style-name="P4">- Dato che il Re era favorevole all'intervento dell'Italia in Guerra, se i deputati avessero votato contro il Patto di Londra il Re avrebbe perso prestigio.</text:p>
      <text:p text:style-name="P4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Standard">Ci furono per la prima volta gli aerei, che però ancora non bombardarono</text:p>
      <text:p text:style-name="Standard">i carri armati.</text:p>
      <text:p text:style-name="Standard">E i sommergibili, specialmente tedeschi.</text:p>
      <text:p text:style-name="Standard"/>
      <text:p text:style-name="Standard">Il primo <text:span text:style-name="T1">generale italiano </text:span>è stato <text:span text:style-name="T1">Cadorna</text:span> che aveva la strategia della <text:span text:style-name="T1">spallata.</text:span></text:p>
      <text:p text:style-name="Standard"><text:span text:style-name="T1">L'obiettivo si doveva raggiungere solamente tramite l'attacco</text:span><text:span text:style-name="T2">.</text:span></text:p>
      <text:p text:style-name="P1"/>
      <text:p text:style-name="P1">Questa tattica <text:span text:style-name="T3">risultò inutile e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, questi episodi ovviamente erano segretissimi. </text:p>
      <text:p text:style-name="P1"/>
      <text:p text:style-name="P1">Con l'avvento del nuovo generale <text:span text:style-name="T1">Armando Diaz</text:span> e con la sua nuova strategia le cose cambiarono.</text:p>
      <text:p text:style-name="P1"/>
      <text:p text:style-name="P2">Le ferite più grandi erano di carattere psicologico:</text:p>
      <text:p text:style-name="P1"><text:soft-page-break/>L'attesa della battaglia</text:p>
      <text:p text:style-name="P1">Il suono delle esplosioni, dei proiettili.</text:p>
      <text:p text:style-name="P1">Infatti le persone soffrivano spesso di malattie mentali.</text:p>
      <text:p text:style-name="P1"/>
      <text:p text:style-name="P2">Il reinserimento delle persone nella società dopo la guerra è stato difficile per i soldati.</text:p>
      <text:p text:style-name="P1"/>
      <text:p text:style-name="Standard"><text:span text:style-name="T2">Gli </text:span><text:span text:style-name="T1">unici vincitori furono le industrie.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5">Al fronte per la prima volta si trovarono fianco a fianco soldati di diverse regioni che hanno dovuto comunicare tramite un unica lingua</text:span><text:span text:style-name="T2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46S</meta:editing-duration>
    <meta:editing-cycles>7</meta:editing-cycles>
    <meta:generator>OpenOffice/4.1.3$Win32 OpenOffice.org_project/413m1$Build-9783</meta:generator>
    <dc:date>2017-10-24T19:45:15.38</dc:date>
    <dc:creator>Cristian Borelli</dc:creator>
    <meta:document-statistic meta:table-count="0" meta:image-count="0" meta:object-count="0" meta:page-count="2" meta:paragraph-count="33" meta:word-count="519" meta:character-count="3313"/>
    <meta:user-defined meta:name="Info 1"/>
    <meta:user-defined meta:name="Info 2"/>
    <meta:user-defined meta:name="Info 3"/>
    <meta:user-defined meta:name="Info 4"/>
  </office:meta>
</office:document-meta>
</file>